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2.49mm"/>
    </style:style>
    <style:style style:name="Table154.B" style:family="table-column">
      <style:table-column-properties style:column-width="39.83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4"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2.72mm"/>
    </style:style>
    <style:style style:name="Table160.B" style:family="table-column">
      <style:table-column-properties style:column-width="36.07mm"/>
    </style:style>
    <style:style style:name="Table160.C" style:family="table-column">
      <style:table-column-properties style:column-width="37.04mm"/>
    </style:style>
    <style:style style:name="Table160.A1" style:family="table-cell">
      <style:table-cell-properties fo:padding="0.97mm" fo:border="none"/>
    </style:style>
    <style:style style:name="Table160.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72mm"/>
    </style:style>
    <style:style style:name="Table19.B" style:family="table-column">
      <style:table-column-properties style:column-width="31.47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4"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2.72mm"/>
    </style:style>
    <style:style style:name="Table20.B" style:family="table-column">
      <style:table-column-properties style:column-width="52.42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4"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52.42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4"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2.72mm"/>
    </style:style>
    <style:style style:name="Table54.B" style:family="table-column">
      <style:table-column-properties style:column-width="39.6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4"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2.72mm"/>
    </style:style>
    <style:style style:name="Table57.B" style:family="table-column">
      <style:table-column-properties style:column-width="31.89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4"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2.72mm"/>
    </style:style>
    <style:style style:name="Table61.B" style:family="table-column">
      <style:table-column-properties style:column-width="147.2mm"/>
    </style:style>
    <style:style style:name="Table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147.2mm"/>
    </style:style>
    <style:style style:name="Table2.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2.72mm"/>
    </style:style>
    <style:style style:name="Table58.B" style:family="table-column">
      <style:table-column-properties style:column-width="39.6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4"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2.72mm"/>
    </style:style>
    <style:style style:name="Table59.B" style:family="table-column">
      <style:table-column-properties style:column-width="32.39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4"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2.72mm"/>
    </style:style>
    <style:style style:name="Table60.B" style:family="table-column">
      <style:table-column-properties style:column-width="50.09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4"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background-color="transparent"/>
    </style:style>
    <style:style style:name="T3" style:family="text">
      <style:text-properties fo:font-size="10.5pt" fo:language="en" fo:country="US" fo:background-color="transparent"/>
    </style:style>
    <style:style style:name="T4" style:family="text">
      <style:text-properties fo:background-color="transparent"/>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language="en" fo:country="US"/>
    </style:style>
    <style:style style:name="T8" style:family="text">
      <style:text-properties fo:language="en" fo:country="US" fo:background-color="transparen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background-color="#66ccff"/>
    </style:style>
    <style:style style:name="T12" style:family="text">
      <style:text-properties fo:background-color="#99ff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61650871054875431" text:style-name="Outline">
        <text:list-item>
          <text:list>
            <text:list-item>
              <text:h text:style-name="P8" text:outline-level="2"><text:bookmark text:name="_calibrate"/>CALibration</text:h>
            </text:list-item>
          </text:list>
        </text:list-item>
      </text:list>
      <text:p text:style-name="Standard">This subsystem provides commands for the module output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text:p>
      <text:p text:style-name="Standard">During calibration process up to 20 measurement points can be entered within range for selected module and value (e.g. 0 to 40 V for DCP405 power module). The minimum recommended number of measurement points is two to compensate slope and offset errors.</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curr_lev" text:style-name="Internet_20_link" text:visited-style-name="Visited_20_Internet_20_Link"><text:span text:style-name="T5">:LEVel {&lt;point&gt;},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ule</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5">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volt_lev" text:style-name="Internet_20_link" text:visited-style-name="Visited_20_Internet_20_Link"><text:span text:style-name="T5">:LEVel {&lt;point&gt;}, {&lt;level&gt;}</text:span></text:a></text:p>
          </table:table-cell>
          <table:table-cell table:style-name="Table56.A2" office:value-type="string">
            <text:p text:style-name="Standard">Calibrates the output voltage programming</text:p>
          </table:table-cell>
        </table:table-row>
      </table:table>
      <text:list xml:id="list2116543510"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Default_5f_nt2">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Default_5f_nt2">Modules</text:p>
          </table:table-cell>
          <table:table-cell table:style-name="Table154.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154.A1" office:value-type="string">
            <text:p text:style-name="Default_5f_nt2">Description</text:p>
          </table:table-cell>
          <table:table-cell table:style-name="Table154.A1" table:number-columns-spanned="4" office:value-type="string">
            <text:p text:style-name="P5">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s://www.envox.hr/eez/eez-bench-box-3/bb3-scpi-reference-manual/bb3-scpi-parameters-and-settings.html#programming_parameters" text:style-name="Internet_20_link" text:visited-style-name="Visited_20_Internet_20_Link"><text:span text:style-name="T7">Section 8.1</text:span></text:a>). </text:p>
            <text:p text:style-name="P5">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5"/>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Default_5f_nt2">Parameters</text:p>
          </table:table-cell>
          <table:table-cell table:style-name="Table154.B4" office:value-type="string">
            <text:p text:style-name="P2">Name</text:p>
          </table:table-cell>
          <table:table-cell table:style-name="Table154.B4" office:value-type="string">
            <text:p text:style-name="P2">Type</text:p>
          </table:table-cell>
          <table:table-cell table:style-name="Table154.B4" office:value-type="string">
            <text:p text:style-name="P2">Range</text:p>
          </table:table-cell>
          <table:table-cell table:style-name="Table154.B4" office:value-type="string">
            <text:p text:style-name="P2">Default</text:p>
          </table:table-cell>
        </table:table-row>
        <table:table-row>
          <table:covered-table-cell/>
          <table:table-cell table:style-name="Table154.A1" office:value-type="string">
            <text:p text:style-name="Standard">&lt;bool&gt;</text:p>
          </table:table-cell>
          <table:table-cell table:style-name="Table154.A1" office:value-type="string">
            <text:p text:style-name="P2">Boolean</text:p>
          </table:table-cell>
          <table:table-cell table:style-name="Table154.A1" office:value-type="string">
            <text:p text:style-name="P6">ON|OFF|0|1</text:p>
          </table:table-cell>
          <table:table-cell table:style-name="Table154.A1" office:value-type="string">
            <text:p text:style-name="P2">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2">Quoted string</text:p>
          </table:table-cell>
          <table:table-cell table:style-name="Table154.A1" office:value-type="string">
            <text:p text:style-name="P6">4 to 16 characters</text:p>
          </table:table-cell>
          <table:table-cell table:style-name="Table154.A1" office:value-type="string">
            <text:p text:style-name="P2"><text:span text:style-name="T1">"</text:span>eezbb3<text:span text:style-name="T1">"</text:span></text:p>
          </table:table-cell>
        </table:table-row>
        <table:table-row>
          <table:table-cell table:style-name="Table154.A1" office:value-type="string">
            <text:p text:style-name="Default_5f_nt2">Return</text:p>
          </table:table-cell>
          <table:table-cell table:style-name="Table154.A1" table:number-columns-spanned="4" office:value-type="string">
            <text:p text:style-name="P4">The returned parameter is 0 (OFF) or 1 (ON).</text:p>
          </table:table-cell>
          <table:covered-table-cell/>
          <table:covered-table-cell/>
          <table:covered-table-cell/>
        </table:table-row>
        <table:table-row>
          <table:table-cell table:style-name="Table154.A1" office:value-type="string">
            <text:p text:style-name="Default_5f_nt2"><text:span text:style-name="T9">Usage</text:span><text:span text:style-name="T10"> </text:span><text:span text:style-name="T9">example</text:span></text:p>
          </table:table-cell>
          <table:table-cell table:style-name="Table154.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Default_5f_nt2">Errors</text:p>
          </table:table-cell>
          <table:table-cell table:style-name="Table154.A1" table:number-columns-spanned="4" office:value-type="string">
            <text:p text:style-name="cmd_5f_code">102,"Invalid cal password<text:span text:style-name="T6">"</text:span></text:p>
            <text:p text:style-name="cmd_5f_code"><text:soft-page-break/>104,"Bad sequence of calibration commands<text:span text:style-name="T6">"</text:span></text:p>
            <text:p text:style-name="cmd_5f_code">312,"Cannot execute when the channels are coupled"</text:p>
          </table:table-cell>
          <table:covered-table-cell/>
          <table:covered-table-cell/>
          <table:covered-table-cell/>
        </table:table-row>
        <table:table-row>
          <table:table-cell table:style-name="Table154.A1" office:value-type="string">
            <text:p text:style-name="Default_5f_nt2">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1829645964"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table-column table:style-name="Table160.C" table:number-columns-repeated="3"/>
        <table:table-row>
          <table:table-cell table:style-name="Table160.A1" office:value-type="string">
            <text:p text:style-name="Default_5f_nt2">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Default_5f_nt2">Modules</text:p>
          </table:table-cell>
          <table:table-cell table:style-name="Table160.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160.A1" office:value-type="string">
            <text:p text:style-name="Default_5f_nt2">Description</text:p>
          </table:table-cell>
          <table:table-cell table:style-name="Table160.A1" table:number-columns-spanned="4" office:value-type="string">
            <text:p text:style-name="P5">Clear all calibration parameters stored in the modul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Default_5f_nt2">Parameters</text:p>
          </table:table-cell>
          <table:table-cell table:style-name="Table160.B4" office:value-type="string">
            <text:p text:style-name="P2">Name</text:p>
          </table:table-cell>
          <table:table-cell table:style-name="Table160.B4" office:value-type="string">
            <text:p text:style-name="P2">Type</text:p>
          </table:table-cell>
          <table:table-cell table:style-name="Table160.B4" office:value-type="string">
            <text:p text:style-name="P2">Range</text:p>
          </table:table-cell>
          <table:table-cell table:style-name="Table160.B4" office:value-type="string">
            <text:p text:style-name="P2">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2">Quoted string</text:p>
          </table:table-cell>
          <table:table-cell table:style-name="Table160.A1" office:value-type="string">
            <text:p text:style-name="P6">4 to 16 characters</text:p>
          </table:table-cell>
          <table:table-cell table:style-name="Table160.A1" office:value-type="string">
            <text:p text:style-name="P2"><text:span text:style-name="T1">"</text:span>eezbb3<text:span text:style-name="T1">"</text:span></text:p>
          </table:table-cell>
        </table:table-row>
        <table:table-row>
          <table:table-cell table:style-name="Table160.A1" office:value-type="string">
            <text:p text:style-name="Default_5f_nt2">Return</text:p>
          </table:table-cell>
          <table:table-cell table:style-name="Table160.A1" table:number-columns-spanned="4" office:value-type="string">
            <text:p text:style-name="P4">None</text:p>
          </table:table-cell>
          <table:covered-table-cell/>
          <table:covered-table-cell/>
          <table:covered-table-cell/>
        </table:table-row>
        <table:table-row>
          <table:table-cell table:style-name="Table160.A1" office:value-type="string">
            <text:p text:style-name="Default_5f_nt2"><text:span text:style-name="T9">Usage</text:span><text:span text:style-name="T10"> </text:span><text:span text:style-name="T9">example</text:span></text:p>
          </table:table-cell>
          <table:table-cell table:style-name="Table160.A1" table:number-columns-spanned="4" office:value-type="string">
            <text:p text:style-name="cmd_5f_code_20_Start">DIAG:CAL?</text:p>
            <text:p text:style-name="cmd_5f_code">"remark=2020-04-28 new cal",</text:p>
            <text:p text:style-name="cmd_5f_code">"u_cal_params_exists=1",</text:p>
            <text:p text:style-name="cmd_5f_code">"u_point1_dac=0.150000",</text:p>
            <text:p text:style-name="cmd_5f_code">"u_point1_data=0.145000",</text:p>
            <text:p text:style-name="cmd_5f_code">"u_point1_adc=0.178900",</text:p>
            <text:p text:style-name="cmd_5f_code">"u_point2_dac=38.000000",</text:p>
            <text:p text:style-name="cmd_5f_code">"u_point2_data=39.292000",</text:p>
            <text:p text:style-name="cmd_5f_code">"u_point2_adc=38.032799",</text:p>
            <text:p text:style-name="cmd_5f_code">"i_5A_cal_params_exists=1",</text:p>
            <text:p text:style-name="cmd_5f_code">"i_5A_point1_dac=0.050000",</text:p>
            <text:p text:style-name="cmd_5f_code">"i_5A_point1_data=0.060100",</text:p>
            <text:p text:style-name="cmd_5f_code">"i_5A_point1_adc=0.059840",</text:p>
            <text:p text:style-name="cmd_5f_code">"i_5A_point2_dac=4.800000",</text:p>
            <text:p text:style-name="cmd_5f_code">"i_5A_point2_data=5.072900",</text:p>
            <text:p text:style-name="cmd_5f_code">"i_5A_point2_adc=4.810040",</text:p>
            <text:p text:style-name="cmd_5f_code">"i_50mA_cal_params_exists=1",</text:p>
            <text:p text:style-name="cmd_5f_code">"i_50mA_point1_dac=0.000500",</text:p>
            <text:p text:style-name="cmd_5f_code">"i_50mA_point1_data=0.000591",</text:p>
            <text:p text:style-name="cmd_5f_code">"i_50mA_point1_adc=0.000600",</text:p>
            <text:p text:style-name="cmd_5f_code">"i_50mA_point2_dac=0.048000",</text:p>
            <text:p text:style-name="cmd_5f_code">"i_50mA_point2_data=0.049897",</text:p>
            <text:p text:style-name="cmd_5f_code">"i_50mA_point2_adc=0.048100"</text:p>
            <text:p text:style-name="cmd_5f_code_20_Start">CAL:STAT?</text:p>
            <text:p text:style-name="cmd_5f_code_5f_single">1</text:p>
            <text:p text:style-name="cmd_5f_code">CAL:CLE "eezbb3"</text:p>
            <text:p text:style-name="cmd_5f_code">CAL:STAT?</text:p>
            <text:p text:style-name="cmd_5f_code_20_Start">0</text:p>
            <text:p text:style-name="cmd_5f_code_5f_single">DIAG:CAL?</text:p>
            <text:p text:style-name="cmd_5f_code">"remark= Not calibrated",</text:p>
            <text:p text:style-name="cmd_5f_code">"u_cal_params_exists=0",</text:p>
            <text:p text:style-name="cmd_5f_code_20_End">"i_cal_params_exists=0" </text:p>
          </table:table-cell>
          <table:covered-table-cell/>
          <table:covered-table-cell/>
          <table:covered-table-cell/>
        </table:table-row>
        <table:table-row>
          <table:table-cell table:style-name="Table160.A1" office:value-type="string">
            <text:p text:style-name="Default_5f_nt2">Errors</text:p>
          </table:table-cell>
          <table:table-cell table:style-name="Table160.A1" table:number-columns-spanned="4" office:value-type="string">
            <text:p text:style-name="cmd_5f_code">102,"Invalid cal password<text:span text:style-name="T6">"</text:span></text:p>
          </table:table-cell>
          <table:covered-table-cell/>
          <table:covered-table-cell/>
          <table:covered-table-cell/>
        </table:table-row>
        <table:table-row>
          <table:table-cell table:style-name="Table160.A1" office:value-type="string">
            <text:p text:style-name="Default_5f_nt2">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557657493" text:continue-numbering="true" text:style-name="Outline">
        <text:list-item>
          <text:list>
            <text:list-item>
              <text:list>
                <text:list-item>
                  <text:h text:style-name="Heading_20_3" text:outline-level="3"><text:bookmark text:name="cal_curr"/><text:soft-page-break/>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CALibration:CURRent[:DATA] {&lt;value&gt;}</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4">This command can only be used when calibration is enabled and the output state of the currently selected channel is ON. It enters a current value that is obtained by reading an external meter. The calibration level (CALibration:CURRent:LEVel {&lt;point&gt;, &lt;level&gt;}) has to be selected first for the value being entered. The <text:span text:style-name="T1">BB3</text:span> then computes new current calibration constants. These constants has to be stored in non-volatile memory with CALibration:SAVE comman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2">Name</text:p>
          </table:table-cell>
          <table:table-cell table:style-name="Table19.B4" office:value-type="string">
            <text:p text:style-name="P2">Type</text:p>
          </table:table-cell>
          <table:table-cell table:style-name="Table19.B4" office:value-type="string">
            <text:p text:style-name="P2">Range</text:p>
          </table:table-cell>
          <table:table-cell table:style-name="Table19.B4" office:value-type="string">
            <text:p text:style-name="P2">Default</text:p>
          </table:table-cell>
        </table:table-row>
        <table:table-row>
          <table:covered-table-cell/>
          <table:table-cell table:style-name="Table19.A1" office:value-type="string">
            <text:p text:style-name="P1">&lt;value&gt;</text:p>
          </table:table-cell>
          <table:table-cell table:style-name="Table19.A1" office:value-type="string">
            <text:p text:style-name="P2">NR2</text:p>
          </table:table-cell>
          <table:table-cell table:style-name="Table19.A1" office:value-type="string">
            <text:p text:style-name="P3">-0.5 A to MAX +0.5 A</text:p>
            <text:p text:style-name="P3">The maximum value is dependent on the power module current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19.A1" office:value-type="string">
            <text:p text:style-name="P2">–</text:p>
          </table:table-cell>
        </table:table-row>
        <table:table-row>
          <table:table-cell table:style-name="Table19.A1" office:value-type="string">
            <text:p text:style-name="Default_5f_nt2">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Default_5f_nt2"><text:span text:style-name="T9">Usage</text:span><text:span text:style-name="T10"> </text:span><text:span text:style-name="T9">example</text:span></text:p>
          </table:table-cell>
          <table:table-cell table:style-name="Table1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CALibration:CURRent:LEVel</text:p>
          </table:table-cell>
          <table:covered-table-cell/>
          <table:covered-table-cell/>
          <table:covered-table-cell/>
        </table:table-row>
      </table:table>
      <text:list xml:id="list1635393425" text:continue-numbering="true" text:style-name="Outline">
        <text:list-item>
          <text:list>
            <text:list-item>
              <text:list>
                <text:list-item>
                  <text:h text:style-name="Heading_20_3" text:outline-level="3">CALibration:CURRent:LEVel {&lt;point&gt;}, {&lt;level&gt;}</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CALibration:CURRent:LEVel {&lt;point&gt;}, {&lt;level&gt;}</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CURR[:DATA] command. </text:p>
          </table:table-cell>
          <table:covered-table-cell/>
          <table:covered-table-cell/>
          <table:covered-table-cell/>
        </table:table-row>
        <table:table-row>
          <table:table-cell table:style-name="Table20.A1" table:number-rows-spanned="3" office:value-type="string">
            <text:p text:style-name="Default_5f_nt2">Parameters</text:p>
          </table:table-cell>
          <table:table-cell table:style-name="Table20.B4" office:value-type="string">
            <text:p text:style-name="P2">Name</text:p>
          </table:table-cell>
          <table:table-cell table:style-name="Table20.B4" office:value-type="string">
            <text:p text:style-name="P2">Type</text:p>
          </table:table-cell>
          <table:table-cell table:style-name="Table20.B4" office:value-type="string">
            <text:p text:style-name="P2">Range</text:p>
          </table:table-cell>
          <table:table-cell table:style-name="Table20.B4" office:value-type="string">
            <text:p text:style-name="P2">Default</text:p>
          </table:table-cell>
        </table:table-row>
        <table:table-row>
          <table:covered-table-cell/>
          <table:table-cell table:style-name="Table20.A1" office:value-type="string">
            <text:p text:style-name="P4">&lt;point&gt;</text:p>
          </table:table-cell>
          <table:table-cell table:style-name="Table20.A1" office:value-type="string">
            <text:p text:style-name="P2">NR1</text:p>
          </table:table-cell>
          <table:table-cell table:style-name="Table20.A1" office:value-type="string">
            <text:p text:style-name="P6">1 – 20</text:p>
          </table:table-cell>
          <table:table-cell table:style-name="Table20.A1" office:value-type="string">
            <text:p text:style-name="P2">–</text:p>
          </table:table-cell>
        </table:table-row>
        <table:table-row>
          <table:covered-table-cell/>
          <table:table-cell table:style-name="Table20.A1" office:value-type="string">
            <text:p text:style-name="P4">&lt;level&gt;</text:p>
          </table:table-cell>
          <table:table-cell table:style-name="Table20.A1" office:value-type="string">
            <text:p text:style-name="P2">NR2</text:p>
          </table:table-cell>
          <table:table-cell table:style-name="Table2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20.A1" office:value-type="string">
            <text:p text:style-name="P2">–</text:p>
          </table:table-cell>
        </table:table-row>
        <table:table-row>
          <table:table-cell table:style-name="Table20.A1" office:value-type="string">
            <text:p text:style-name="Default_5f_nt2">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Default_5f_nt2"><text:span text:style-name="T9">Usage</text:span><text:span text:style-name="T10"> </text:span><text:span text:style-name="T9">example</text:span></text:p>
          </table:table-cell>
          <table:table-cell table:style-name="Table20.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CALibration:CURRent[:DATA]</text:p>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1508660920"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4">When BB3 is equipped with power modules that has multiple current range (e.g. DCP405 that can be find out with the SYSTem:CHANnel:MODel? command) it’s recommended to perform calibration of all ranges. Use this command to select current range <text:soft-page-break/>on which calibration will be accomplished.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P4">&lt;range&gt;</text:p>
          </table:table-cell>
          <table:table-cell table:style-name="Table1.A1" office:value-type="string">
            <text:p text:style-name="P2">Discrete|NR2</text:p>
          </table:table-cell>
          <table:table-cell table:style-name="Table1.A1" office:value-type="string">
            <text:p text:style-name="P1">LOW|HIGH|0.05|5</text:p>
          </table:table-cell>
          <table:table-cell table:style-name="Table1.A1" office:value-type="string">
            <text:p text:style-name="P2">HIGH|5</text:p>
          </table:table-cell>
        </table:table-row>
        <table:table-row>
          <table:table-cell table:style-name="Table1.A1" office:value-type="string">
            <text:p text:style-name="Default_5f_nt2">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Default_5f_nt2"><text:span text:style-name="T9">Usage</text:span><text:span text:style-name="T10"> </text:span><text:span text:style-name="T9">example</text:span></text:p>
          </table:table-cell>
          <table:table-cell table:style-name="Table1.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101,"Calibration state is off<text:span text:style-name="T6">"</text:span></text:p>
            <text:p text:style-name="cmd_5f_code">-241,"Hardware missing"</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2060172539"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Default_5f_nt2">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Default_5f_nt2">Modules</text:p>
          </table:table-cell>
          <table:table-cell table:style-name="Table54.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4">Enter a new calibration password. To change the password, first unsecure the <text:span text:style-name="T1">BB3</text:span> using the old password. Then, the new code has to be entered. The calibration code may contain up to 16 characters over the remote interface. Minimum length is 4 characters.</text:p>
            <text:p text:style-name="P4">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4" office:value-type="string">
            <text:p text:style-name="P2">Name</text:p>
          </table:table-cell>
          <table:table-cell table:style-name="Table54.B4" office:value-type="string">
            <text:p text:style-name="P2">Type</text:p>
          </table:table-cell>
          <table:table-cell table:style-name="Table54.B4" office:value-type="string">
            <text:p text:style-name="P2">Range</text:p>
          </table:table-cell>
          <table:table-cell table:style-name="Table54.B4" office:value-type="string">
            <text:p text:style-name="P2">Default</text:p>
          </table:table-cell>
        </table:table-row>
        <table:table-row>
          <table:covered-table-cell/>
          <table:table-cell table:style-name="Table54.A1" office:value-type="string">
            <text:p text:style-name="P4">&lt;old&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eezbb3</text:p>
          </table:table-cell>
        </table:table-row>
        <table:table-row>
          <table:table-cell table:style-name="Table54.A1" office:value-type="string">
            <text:p text:style-name="Standard"/>
          </table:table-cell>
          <table:table-cell table:style-name="Table54.A1" office:value-type="string">
            <text:p text:style-name="P4">&lt;new&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text:p>
          </table:table-cell>
        </table:table-row>
        <table:table-row>
          <table:table-cell table:style-name="Table54.A1" office:value-type="string">
            <text:p text:style-name="Default_5f_nt2">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Default_5f_nt2"><text:span text:style-name="T9">Usage</text:span><text:span text:style-name="T10"> </text:span><text:span text:style-name="T9">example</text:span></text:p>
          </table:table-cell>
          <table:table-cell table:style-name="Table54.A1" table:number-columns-spanned="4" office:value-type="string">
            <text:p text:style-name="cmd_5f_code_5f_single">CAL:PASS:NEW "eezbb3", "mycal1234"</text:p>
          </table:table-cell>
          <table:covered-table-cell/>
          <table:covered-table-cell/>
          <table:covered-table-cell/>
        </table:table-row>
        <table:table-row>
          <table:table-cell table:style-name="Table54.A1" office:value-type="string">
            <text:p text:style-name="Default_5f_nt2">Errors</text:p>
          </table:table-cell>
          <table:table-cell table:style-name="Table54.A1" table:number-columns-spanned="4" office:value-type="string">
            <text:p text:style-name="cmd_5f_code">102,"Invalid cal password<text:span text:style-name="T6">"</text:span></text:p>
            <text:p text:style-name="cmd_5f_code">105,"Cal password too long<text:span text:style-name="T6">"</text:span></text:p>
            <text:p text:style-name="cmd_5f_code">106,"Cal password too short<text:span text:style-name="T6">"</text:span></text:p>
          </table:table-cell>
          <table:covered-table-cell/>
          <table:covered-table-cell/>
          <table:covered-table-cell/>
        </table:table-row>
      </table:table>
      <text:list xml:id="list384648483"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Default_5f_nt2">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Default_5f_nt2">Modules</text:p>
          </table:table-cell>
          <table:table-cell table:style-name="Table57.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57.A1" office:value-type="string">
            <text:p text:style-name="Default_5f_nt2">Description</text:p>
          </table:table-cell>
          <table:table-cell table:style-name="Table57.A1" table:number-columns-spanned="4" office:value-type="string">
            <text:p text:style-name="Standard"><text:span text:style-name="T4">Record calibration information about the </text:span><text:span text:style-name="T2">power module</text:span><text:span text:style-name="T4">. </text:span><text:span text:style-name="T8">The </text:span><text:span text:style-name="T3">BB3</text:span><text:span text:style-name="T8"> should be in calibration mode before sending a calibration message. </text:span></text:p>
          </table:table-cell>
          <table:covered-table-cell/>
          <table:covered-table-cell/>
          <table:covered-table-cell/>
        </table:table-row>
        <table:table-row>
          <table:table-cell table:style-name="Table57.A1" table:number-rows-spanned="2" office:value-type="string">
            <text:p text:style-name="Default_5f_nt2">Parameters</text:p>
          </table:table-cell>
          <table:table-cell table:style-name="Table57.B4" office:value-type="string">
            <text:p text:style-name="P2">Name</text:p>
          </table:table-cell>
          <table:table-cell table:style-name="Table57.B4" office:value-type="string">
            <text:p text:style-name="P2">Type</text:p>
          </table:table-cell>
          <table:table-cell table:style-name="Table57.B4" office:value-type="string">
            <text:p text:style-name="P2">Range</text:p>
          </table:table-cell>
          <table:table-cell table:style-name="Table57.B4" office:value-type="string">
            <text:p text:style-name="P2">Default</text:p>
          </table:table-cell>
        </table:table-row>
        <table:table-row>
          <table:covered-table-cell/>
          <table:table-cell table:style-name="Table57.A1" office:value-type="string">
            <text:p text:style-name="P4">&lt;user remark&gt;</text:p>
          </table:table-cell>
          <table:table-cell table:style-name="Table57.A1" office:value-type="string">
            <text:p text:style-name="P2">Quoted string</text:p>
          </table:table-cell>
          <table:table-cell table:style-name="Table57.A1" office:value-type="string">
            <text:p text:style-name="P6">0 to 32 characters</text:p>
          </table:table-cell>
          <table:table-cell table:style-name="Table57.A1" office:value-type="string">
            <text:p text:style-name="P2"><text:span text:style-name="T1">"Calibration</text:span> passed<text:span text:style-name="T1">"</text:span></text:p>
          </table:table-cell>
        </table:table-row>
        <table:table-row>
          <table:table-cell table:style-name="Table57.A1" office:value-type="string">
            <text:p text:style-name="Default_5f_nt2">Return</text:p>
          </table:table-cell>
          <table:table-cell table:style-name="Table57.A1" table:number-columns-spanned="4" office:value-type="string">
            <text:p text:style-name="P4">Query the calibration message.</text:p>
          </table:table-cell>
          <table:covered-table-cell/>
          <table:covered-table-cell/>
          <table:covered-table-cell/>
        </table:table-row>
        <table:table-row>
          <table:table-cell table:style-name="Table57.A1" office:value-type="string">
            <text:p text:style-name="Default_5f_nt2"><text:span text:style-name="T9">Usage</text:span><text:span text:style-name="T10"> </text:span><text:span text:style-name="T9">example</text:span></text:p>
          </table:table-cell>
          <table:table-cell table:style-name="Table57.A1" table:number-columns-spanned="4" office:value-type="string">
            <text:p text:style-name="cmd_5f_code_20_Start">CAL:REM <text:span text:style-name="T6">"</text:span>Calibrated by EEZ<text:span text:style-name="T6">"</text:span></text:p>
            <text:p text:style-name="cmd_5f_code_20_Start">CAL:REM?</text:p>
            <text:p text:style-name="cmd_5f_code_20_End"><text:span text:style-name="T6">"</text:span>Calibrated by EEZ<text:span text:style-name="T6">"</text:span></text:p>
            <text:p text:style-name="Standard">See also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Default_5f_nt2">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6">"</text:span></text:p>
            <text:p text:style-name="cmd_5f_code">104,"Bad sequence of calibration commands<text:span text:style-name="T6">"</text:span></text:p>
          </table:table-cell>
          <table:covered-table-cell/>
          <table:covered-table-cell/>
          <table:covered-table-cell/>
        </table:table-row>
        <text:soft-page-break/>
        <table:table-row>
          <table:table-cell table:style-name="Table57.A1" office:value-type="string">
            <text:p text:style-name="Default_5f_nt2">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473800968" text:continue-numbering="true"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Default_5f_nt2">Syntax</text:p>
          </table:table-cell>
          <table:table-cell table:style-name="Table61.A1" office:value-type="string">
            <text:p text:style-name="cmd_5f_root">CALibration:SAVE</text:p>
          </table:table-cell>
        </table:table-row>
        <table:table-row>
          <table:table-cell table:style-name="Table61.A1" office:value-type="string">
            <text:p text:style-name="Default_5f_nt2">Modules</text:p>
          </table:table-cell>
          <table:table-cell table:style-name="Table61.A1" office:value-type="string">
            <text:p text:style-name="Standard"><text:span text:style-name="DCP405"> DCP </text:span><text:span text:style-name="DCP405"><text:span text:style-name="T11"> DCM </text:span></text:span><text:span text:style-name="DCP405"><text:span text:style-name="T12"> SMX </text:span></text:span></text:p>
          </table:table-cell>
        </table:table-row>
        <table:table-row>
          <table:table-cell table:style-name="Table61.A1" office:value-type="string">
            <text:p text:style-name="Default_5f_nt2">Description</text:p>
          </table:table-cell>
          <table:table-cell table:style-name="Table61.A1" office:value-type="string">
            <text:p text:style-name="P4">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able:table-cell>
        </table:table-row>
        <table:table-row>
          <table:table-cell table:style-name="Table61.A1" office:value-type="string">
            <text:p text:style-name="Default_5f_nt2">Return</text:p>
          </table:table-cell>
          <table:table-cell table:style-name="Table61.A1" office:value-type="string">
            <text:p text:style-name="P4">None</text:p>
          </table:table-cell>
        </table:table-row>
        <table:table-row>
          <table:table-cell table:style-name="Table61.A1" office:value-type="string">
            <text:p text:style-name="Default_5f_nt2"><text:span text:style-name="T9">Usage</text:span><text:span text:style-name="T10"> </text:span><text:span text:style-name="T9">example</text:span></text:p>
          </table:table-cell>
          <table:table-cell table:style-name="Table61.A1"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table-row>
        <table:table-row>
          <table:table-cell table:style-name="Table61.A1" office:value-type="string">
            <text:p text:style-name="Default_5f_nt2">Errors</text:p>
          </table:table-cell>
          <table:table-cell table:style-name="Table61.A1" office:value-type="string">
            <text:p text:style-name="cmd_5f_code">-340,"Calibration failed<text:span text:style-name="T6">"</text:span></text:p>
            <text:p text:style-name="cmd_5f_code">101,"Calibration state is off" </text:p>
            <text:p text:style-name="cmd_5f_code">104,"Bad sequence of calibration commands<text:span text:style-name="T6">"</text:span></text:p>
            <text:p text:style-name="cmd_5f_code">111,"No new cal data exists<text:span text:style-name="T6">"</text:span></text:p>
          </table:table-cell>
        </table:table-row>
      </table:table>
      <text:list xml:id="list106081696"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CALibration:SCReen:INIT</text:p>
          </table:table-cell>
        </table:table-row>
        <table:table-row>
          <table:table-cell table:style-name="Table2.A1" office:value-type="string">
            <text:p text:style-name="Default_5f_nt2">Description</text:p>
          </table:table-cell>
          <table:table-cell table:style-name="Table2.A1" office:value-type="string">
            <text:p text:style-name="P4">Use this command to initiate touchscreen calibration procedure when calibration data are lost or corrupted. Calibration has to be performed locally on the BB3.</text:p>
            <text:p text:style-name="P4"/>
            <text:p text:style-name="note">New calibration procedure can be initiated also by touching the screen and hold for more then 15 seconds.</text:p>
          </table:table-cell>
        </table:table-row>
        <table:table-row>
          <table:table-cell table:style-name="Table2.A1" office:value-type="string">
            <text:p text:style-name="Default_5f_nt2">Return</text:p>
          </table:table-cell>
          <table:table-cell table:style-name="Table2.A1" office:value-type="string">
            <text:p text:style-name="P4">None</text:p>
          </table:table-cell>
        </table:table-row>
        <table:table-row>
          <table:table-cell table:style-name="Table2.A1" office:value-type="string">
            <text:p text:style-name="Default_5f_nt2"><text:span text:style-name="T9">Usage</text:span><text:span text:style-name="T10"> </text:span><text:span text:style-name="T9">example</text:span></text:p>
          </table:table-cell>
          <table:table-cell table:style-name="Table2.A1" office:value-type="string">
            <text:p text:style-name="cmd_5f_code">CAL:SCR:INIT</text:p>
          </table:table-cell>
        </table:table-row>
      </table:table>
      <text:list xml:id="list1279116717"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Default_5f_nt2">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Default_5f_nt2">Modules</text:p>
          </table:table-cell>
          <table:table-cell table:style-name="Table58.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58.A1" office:value-type="string">
            <text:p text:style-name="Default_5f_nt2">Description</text:p>
          </table:table-cell>
          <table:table-cell table:style-name="Table58.A1" table:number-columns-spanned="4" office:value-type="string">
            <text:p text:style-name="P5">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Default_5f_nt2">Parameters</text:p>
          </table:table-cell>
          <table:table-cell table:style-name="Table58.B4" office:value-type="string">
            <text:p text:style-name="P2">Name</text:p>
          </table:table-cell>
          <table:table-cell table:style-name="Table58.B4" office:value-type="string">
            <text:p text:style-name="P2">Type</text:p>
          </table:table-cell>
          <table:table-cell table:style-name="Table58.B4" office:value-type="string">
            <text:p text:style-name="P2">Range</text:p>
          </table:table-cell>
          <table:table-cell table:style-name="Table58.B4" office:value-type="string">
            <text:p text:style-name="P2">Default</text:p>
          </table:table-cell>
        </table:table-row>
        <table:table-row>
          <table:covered-table-cell/>
          <table:table-cell table:style-name="Table58.A1" office:value-type="string">
            <text:p text:style-name="Standard">&lt;bool&gt;</text:p>
          </table:table-cell>
          <table:table-cell table:style-name="Table58.A1" office:value-type="string">
            <text:p text:style-name="P2">Boolean</text:p>
          </table:table-cell>
          <table:table-cell table:style-name="Table58.A1" office:value-type="string">
            <text:p text:style-name="P6">OFF|ON|0|1</text:p>
          </table:table-cell>
          <table:table-cell table:style-name="Table58.A1" office:value-type="string">
            <text:p text:style-name="P2">ON</text:p>
          </table:table-cell>
        </table:table-row>
        <table:table-row>
          <table:table-cell table:style-name="Table58.A1" office:value-type="string">
            <text:p text:style-name="Default_5f_nt2">Return</text:p>
          </table:table-cell>
          <table:table-cell table:style-name="Table58.A1" table:number-columns-spanned="4" office:value-type="string">
            <text:p text:style-name="P4">The returned parameter is 0 (OFF) or 1 (ON).</text:p>
          </table:table-cell>
          <table:covered-table-cell/>
          <table:covered-table-cell/>
          <table:covered-table-cell/>
        </table:table-row>
        <table:table-row>
          <table:table-cell table:style-name="Table58.A1" office:value-type="string">
            <text:p text:style-name="Default_5f_nt2"><text:span text:style-name="T9">Usage</text:span><text:span text:style-name="T10"> </text:span><text:span text:style-name="T9">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Default_5f_nt2">Errors</text:p>
          </table:table-cell>
          <table:table-cell table:style-name="Table58.A1" table:number-columns-spanned="4" office:value-type="string">
            <text:p text:style-name="cmd_5f_code">110,"Cal params missing or corrupted<text:span text:style-name="T6">"</text:span></text:p>
          </table:table-cell>
          <table:covered-table-cell/>
          <table:covered-table-cell/>
          <table:covered-table-cell/>
        </table:table-row>
        <table:table-row>
          <table:table-cell table:style-name="Table58.A1" office:value-type="string">
            <text:p text:style-name="Default_5f_nt2">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280608194"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Default_5f_nt2">Syntax</text:p>
          </table:table-cell>
          <table:table-cell table:style-name="Table59.A1" table:number-columns-spanned="4" office:value-type="string">
            <text:p text:style-name="cmd_5f_root">CALibration:VOLTage[:DATA] {&lt;value&gt;}</text:p>
          </table:table-cell>
          <table:covered-table-cell/>
          <table:covered-table-cell/>
          <table:covered-table-cell/>
        </table:table-row>
        <table:table-row>
          <table:table-cell table:style-name="Table59.A1" office:value-type="string">
            <text:p text:style-name="Default_5f_nt2">Modules</text:p>
          </table:table-cell>
          <table:table-cell table:style-name="Table59.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5">This command can only be used when calibration is enabled and the output state of the <text:soft-page-break/>currently selected channel is ON. It enters a voltage value that you obtained by reading an external meter. <text:span text:style-name="T7">The calibration level </text:span>(see <text:span text:style-name="T7">CALibration:VOLTage:LEVel {&lt;point&gt;, &lt;level&gt;}</text:span>) for the value being entered. The <text:span text:style-name="T1">BB3</text:span> then computes new voltage <text:span text:style-name="T7">calibration constants. These constants has to be stored in non-volatile memory with CALibration:SAVE </text:span><text:span text:style-name="T7">command.</text:span></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4" office:value-type="string">
            <text:p text:style-name="P2">Name</text:p>
          </table:table-cell>
          <table:table-cell table:style-name="Table59.B4" office:value-type="string">
            <text:p text:style-name="P2">Type</text:p>
          </table:table-cell>
          <table:table-cell table:style-name="Table59.B4" office:value-type="string">
            <text:p text:style-name="P2">Range</text:p>
          </table:table-cell>
          <table:table-cell table:style-name="Table59.B4" office:value-type="string">
            <text:p text:style-name="P2">Default</text:p>
          </table:table-cell>
        </table:table-row>
        <table:table-row>
          <table:covered-table-cell/>
          <table:table-cell table:style-name="Table59.A1" office:value-type="string">
            <text:p text:style-name="P1">&lt;value&gt;</text:p>
          </table:table-cell>
          <table:table-cell table:style-name="Table59.A1" office:value-type="string">
            <text:p text:style-name="P2">NR2</text:p>
          </table:table-cell>
          <table:table-cell table:style-name="Table59.A1" office:value-type="string">
            <text:p text:style-name="P3">-1 V to MAX +1 V</text:p>
            <text:p text:style-name="P3">The maximum value is dependent on the power module voltage rating. See <text:a xlink:type="simple" xlink:href="https://www.envox.hr/eez/eez-bench-box-3/bb3-scpi-reference-manual/bb3-scpi-parameters-and-settings.html#programming_parameters" text:style-name="Internet_20_link" text:visited-style-name="Visited_20_Internet_20_Link">Section </text:a><text:a xlink:type="simple" xlink:href="https://www.envox.hr/eez/eez-bench-box-3/bb3-scpi-reference-manual/bb3-scpi-parameters-and-settings.html#programming_parameters" text:style-name="Internet_20_link" text:visited-style-name="Visited_20_Internet_20_Link">8.1</text:a></text:p>
          </table:table-cell>
          <table:table-cell table:style-name="Table59.A1" office:value-type="string">
            <text:p text:style-name="P2">–</text:p>
          </table:table-cell>
        </table:table-row>
        <table:table-row>
          <table:table-cell table:style-name="Table59.A1" office:value-type="string">
            <text:p text:style-name="Default_5f_nt2">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Default_5f_nt2"><text:span text:style-name="T9">Usage</text:span><text:span text:style-name="T10"> </text:span><text:span text:style-name="T9">example</text:span></text:p>
          </table:table-cell>
          <table:table-cell table:style-name="Table5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Default_5f_nt2">Errors</text:p>
          </table:table-cell>
          <table:table-cell table:style-name="Table5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CALibration:SAVE</text:p>
            <text:p text:style-name="Standard">CALibration:STATe</text:p>
            <text:p text:style-name="Standard">CALibration:VOLTage:LEVel</text:p>
            <text:p text:style-name="Standard">INSTrument:NSELect</text:p>
            <text:p text:style-name="Standard">INSTrument[:SELect]</text:p>
          </table:table-cell>
          <table:covered-table-cell/>
          <table:covered-table-cell/>
          <table:covered-table-cell/>
        </table:table-row>
      </table:table>
      <text:list xml:id="list908214537" text:continue-numbering="true" text:style-name="Outline">
        <text:list-item>
          <text:list>
            <text:list-item>
              <text:list>
                <text:list-item>
                  <text:h text:style-name="Heading_20_3" text:outline-level="3"><text:bookmark text:name="cal_volt_lev"/>CALibration:VOLTage:LEVel {&lt;point&gt;}, {&lt;level&gt;}</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Default_5f_nt2">Syntax</text:p>
          </table:table-cell>
          <table:table-cell table:style-name="Table60.A1" table:number-columns-spanned="4" office:value-type="string">
            <text:p text:style-name="cmd_5f_root">CALibration:VOLTage:LEVel {&lt;point&gt;}, {&lt;level&gt;}</text:p>
          </table:table-cell>
          <table:covered-table-cell/>
          <table:covered-table-cell/>
          <table:covered-table-cell/>
        </table:table-row>
        <table:table-row>
          <table:table-cell table:style-name="Table60.A1" office:value-type="string">
            <text:p text:style-name="Default_5f_nt2">Modules</text:p>
          </table:table-cell>
          <table:table-cell table:style-name="Table60.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60.A1" office:value-type="string">
            <text:p text:style-name="Default_5f_nt2">Description</text:p>
          </table:table-cell>
          <table:table-cell table:style-name="Table6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VOLT[:DATA] command.</text:p>
          </table:table-cell>
          <table:covered-table-cell/>
          <table:covered-table-cell/>
          <table:covered-table-cell/>
        </table:table-row>
        <table:table-row>
          <table:table-cell table:style-name="Table60.A1" table:number-rows-spanned="3" office:value-type="string">
            <text:p text:style-name="Default_5f_nt2">Parameters</text:p>
          </table:table-cell>
          <table:table-cell table:style-name="Table60.B4" office:value-type="string">
            <text:p text:style-name="P2">Name</text:p>
          </table:table-cell>
          <table:table-cell table:style-name="Table60.B4" office:value-type="string">
            <text:p text:style-name="P2">Type</text:p>
          </table:table-cell>
          <table:table-cell table:style-name="Table60.B4" office:value-type="string">
            <text:p text:style-name="P2">Range</text:p>
          </table:table-cell>
          <table:table-cell table:style-name="Table60.B4" office:value-type="string">
            <text:p text:style-name="P2">Default</text:p>
          </table:table-cell>
        </table:table-row>
        <table:table-row>
          <table:covered-table-cell/>
          <table:table-cell table:style-name="Table60.A1" office:value-type="string">
            <text:p text:style-name="P4">&lt;point&gt;</text:p>
          </table:table-cell>
          <table:table-cell table:style-name="Table60.A1" office:value-type="string">
            <text:p text:style-name="P2">NR1</text:p>
          </table:table-cell>
          <table:table-cell table:style-name="Table60.A1" office:value-type="string">
            <text:p text:style-name="P6">1 – 20</text:p>
          </table:table-cell>
          <table:table-cell table:style-name="Table60.A1" office:value-type="string">
            <text:p text:style-name="P2">–</text:p>
          </table:table-cell>
        </table:table-row>
        <table:table-row>
          <table:covered-table-cell/>
          <table:table-cell table:style-name="Table60.A1" office:value-type="string">
            <text:p text:style-name="P4">&lt;level&gt;</text:p>
          </table:table-cell>
          <table:table-cell table:style-name="Table60.A1" office:value-type="string">
            <text:p text:style-name="P2">NR2</text:p>
          </table:table-cell>
          <table:table-cell table:style-name="Table6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60.A1" office:value-type="string">
            <text:p text:style-name="P2">–</text:p>
          </table:table-cell>
        </table:table-row>
        <table:table-row>
          <table:table-cell table:style-name="Table60.A1" office:value-type="string">
            <text:p text:style-name="Default_5f_nt2">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Default_5f_nt2"><text:span text:style-name="T9">Usage</text:span><text:span text:style-name="T10"> </text:span><text:span text:style-name="T9">example</text:span></text:p>
          </table:table-cell>
          <table:table-cell table:style-name="Table60.A1" table:number-columns-spanned="4" office:value-type="string">
            <text:p text:style-name="Standard">See Section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Default_5f_nt2">Errors</text:p>
          </table:table-cell>
          <table:table-cell table:style-name="Table6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60.A1" office:value-type="string">
            <text:p text:style-name="Default_5f_nt2">Related Commands</text:p>
          </table:table-cell>
          <table:table-cell table:style-name="Table60.A1" table:number-columns-spanned="4" office:value-type="string">
            <text:p text:style-name="Standard">CALibration:STATe</text:p>
            <text:p text:style-name="Standard">CALibration:VOLTage[:DATA]</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2. CALibration</dc:title>
    <meta:document-statistic meta:table-count="13" meta:image-count="0" meta:object-count="0" meta:page-count="6" meta:paragraph-count="388" meta:word-count="1436" meta:character-count="10712"/>
    <meta:user-defined meta:name="WebPublish_HTML_Profile">EEZ (HTML)</meta:user-defined>
    <meta:user-defined meta:name="WebPublish_Post_AdditionalCategories">10</meta:user-defined>
    <meta:user-defined meta:name="WebPublish_Post_Id">12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